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list-style-name="L2">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2">
      <style:paragraph-properties fo:text-align="start" style:justify-single-word="false"/>
      <style:text-properties fo:font-weight="normal" style:font-weight-asian="normal" style:font-weight-complex="normal"/>
    </style:style>
    <style:style style:name="P6" style:family="paragraph" style:parent-style-name="Standard" style:list-style-name="L3">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ckjack Design Doc</text:p>
      <text:p text:style-name="P1"/>
      <text:p text:style-name="P4">Goal: Create a basic 1 v dealer blackjack game with PyGame. Project will be complete when a basic game of blackjack can be played between the player and the dealer. Additional (“advanced”) rules of blackjack can be added after initial completion.</text:p>
      <text:p text:style-name="P4"/>
      <text:p text:style-name="P2">Blackjack basic rules:</text:p>
      <text:p text:style-name="P4">Before the game starts, and whenever cards run out, the deck is shuffled. The player starts each round by deciding how much to bet. The dealer then deals 2 cards to both the player and himself. The first dealt card to the dealer is dealt face down. The player decides whether to “hit” (request another card be dealt) or “stay” (pass play to the dealer). 2-9 are worth face value. 10, J, Q, K are worth 10 points each. Aces are worth 1 or 11, depending on the point total of the other cards. The goal is to have as close to 21 points in your hand without going over. The closest to 21 without going over (dealer v player) wins.</text:p>
      <text:p text:style-name="P1"/>
      <text:p text:style-name="P2">Basic game loop:</text:p>
      <text:list xml:id="list7448823232127666760" text:style-name="L3">
        <text:list-item>
          <text:p text:style-name="P6">Shuffle Deck</text:p>
        </text:list-item>
      </text:list>
      <text:list xml:id="list6025753117359970988" text:style-name="L2">
        <text:list-item>
          <text:p text:style-name="P5">Player bets</text:p>
        </text:list-item>
      </text:list>
      <text:list xml:id="list5478317672414830190" text:style-name="L2">
        <text:list-item>
          <text:p text:style-name="P3"><text:span text:style-name="T1">Deal cards</text:span></text:p>
          <text:list>
            <text:list-item>
              <text:p text:style-name="P3"><text:span text:style-name="T1">Player – Dealer face down – Player – Dealer face up</text:span></text:p>
            </text:list-item>
          </text:list>
        </text:list-item>
        <text:list-item>
          <text:p text:style-name="P3"><text:span text:style-name="T1">Player hit or stay loop</text:span></text:p>
        </text:list-item>
        <text:list-item>
          <text:p text:style-name="P3"><text:span text:style-name="T1">Dealer reveals face down card</text:span></text:p>
        </text:list-item>
        <text:list-item>
          <text:p text:style-name="P3"><text:span text:style-name="T1">Dealer hit or stay loop</text:span></text:p>
        </text:list-item>
        <text:list-item>
          <text:p text:style-name="P3"><text:span text:style-name="T1">Winning bets paid</text:span></text:p>
        </text:list-item>
        <text:list-item>
          <text:p text:style-name="P3"><text:span text:style-name="T1">Check bankruptc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ey Reed</meta:initial-creator>
    <meta:creation-date>2019-04-26T13:08:48.66</meta:creation-date>
    <meta:document-statistic meta:table-count="0" meta:image-count="0" meta:object-count="0" meta:page-count="1" meta:paragraph-count="14" meta:word-count="217" meta:character-count="1131"/>
    <dc:date>2019-04-26T13:26:09.22</dc:date>
    <dc:creator>Corey Reed</dc:creator>
    <meta:editing-duration>PT10S</meta:editing-duration>
    <meta:editing-cycles>1</meta:editing-cycles>
    <meta:generator>OpenOffice/4.1.6$Win32 OpenOffice.org_project/416m1$Build-9790</meta:generator>
  </office:meta>
</office:document-meta>
</file>